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342" officeooo:paragraph-rsid="001e0342"/>
    </style:style>
    <style:style style:name="P2" style:family="paragraph" style:parent-style-name="Heading_20_2">
      <style:paragraph-properties fo:text-align="center" style:justify-single-word="false"/>
      <style:text-properties officeooo:rsid="001e0342" officeooo:paragraph-rsid="001e0342"/>
    </style:style>
    <style:style style:name="P3" style:family="paragraph" style:parent-style-name="Standard">
      <style:text-properties officeooo:rsid="001e0342" officeooo:paragraph-rsid="001e0342"/>
    </style:style>
    <style:style style:name="P4" style:family="paragraph" style:parent-style-name="Standard">
      <style:text-properties officeooo:rsid="001ea339" officeooo:paragraph-rsid="001ea339"/>
    </style:style>
    <style:style style:name="P5" style:family="paragraph" style:parent-style-name="Standard">
      <style:text-properties officeooo:paragraph-rsid="001ea339"/>
    </style:style>
    <style:style style:name="P6" style:family="paragraph" style:parent-style-name="Standard">
      <style:text-properties fo:font-weight="bold" officeooo:rsid="001e0342" officeooo:paragraph-rsid="001e0342" style:font-weight-asian="bold" style:font-weight-complex="bold"/>
    </style:style>
    <style:style style:name="P7" style:family="paragraph" style:parent-style-name="Standard">
      <style:text-properties style:text-position="0% 100%" fo:font-weight="bold" officeooo:paragraph-rsid="001ea339" style:font-weight-asian="bold" style:font-weight-complex="bold"/>
    </style:style>
    <style:style style:name="T1" style:family="text">
      <style:text-properties officeooo:rsid="001ea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apstone Project - The Battle of Neighborhoods</text:h>
      <text:p text:style-name="P1"/>
      <text:p text:style-name="P1"/>
      <text:p text:style-name="P1">Final report</text:p>
      <text:p text:style-name="P1"/>
      <text:p text:style-name="P6">1) Introduction</text:p>
      <text:p text:style-name="P1"/>
      <text:p text:style-name="P1">Since I will soon be moving to Berlin to start a new Job (as a Data scientist of course) I find myself wondering in which Neighborhood I would preferably live in. So far I am offered two apartments in two different Neighborhoods. In order to choose an apartment, I would like to know which Neighborhood offers more leisure activities that suit my taste. </text:p>
      <text:p text:style-name="P1"/>
      <text:p text:style-name="P7"><text:span text:style-name="T1">2) Data acquisition</text:span></text:p>
      <text:p text:style-name="P4"/>
      <text:p text:style-name="P5"><text:span text:style-name="T1">In order to tackle my Problem and thus to compare the two locations I use the data from foursquare, </text:span>a<text:span text:style-name="T1">n</text:span> <text:span text:style-name="T1">i</text:span>ndependent location data and <text:span text:style-name="T1">location </text:span>technology platform. <text:span text:style-name="T1">The location data provided by foursquare can be accessed by the foursquare API. Please use on the link below for more information: </text:span><text:a xlink:type="simple" xlink:href="https://developer.foursquare.com/places" text:style-name="Internet_20_link" text:visited-style-name="Visited_20_Internet_20_Link"><text:span text:style-name="T1">https://developer.foursquare.com/places</text:span>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39:43.418383880</meta:creation-date>
    <dc:date>2020-05-17T19:03:42.197283264</dc:date>
    <meta:editing-duration>PT16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7" meta:character-count="779" meta:non-whitespace-character-count="657"/>
  </office:meta>
</office:document-meta>
</file>